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fire_bombs</text:p>
          </table:table-cell>
          <table:table-cell table:number-columns-repeated="3"/>
          <table:table-cell office:value-type="string" calcext:value-type="string">
            <text:p>blazing_infern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od_throw_flames_burn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od_magma_flower_heal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od_throw_flames_fa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ow_flame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od_throw_flames_lifesteal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fireball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od_magma_flower_burn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table:number-columns-repeated="3"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volcan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passive_fire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39:32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27T08:47:17.072000000</dc:date>
    <meta:editing-duration>PT48M40S</meta:editing-duration>
    <meta:editing-cycles>12</meta:editing-cycles>
    <meta:generator>Trio_Office/6.2.8.2$Windows_x86 LibreOffice_project/</meta:generator>
    <meta:document-statistic meta:table-count="1" meta:cell-count="258" meta:object-count="0"/>
  </office:meta>
</office:document-meta>
</file>